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Droid Sans" svg:font-family="'Droid Sans'" style:font-family-generic="roman"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1" svg:font-family="'Droid Sans'"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Heading_20_1">
      <style:text-properties fo:color="#000000" style:font-name="Arial" fo:font-size="18pt" style:text-underline-style="solid" style:text-underline-width="auto" style:text-underline-color="font-color" fo:font-weight="bold" style:font-name-asian="Droid Serif1" style:font-size-asian="18pt" style:font-weight-asian="bold" style:font-name-complex="Droid Serif1" style:font-size-complex="18pt"/>
    </style:style>
    <style:style style:name="P3" style:family="paragraph" style:parent-style-name="Heading_20_1">
      <style:text-properties style:font-name="Arial" fo:font-size="18pt" fo:language="nb" fo:country="NO" style:text-underline-style="solid" style:text-underline-width="auto" style:text-underline-color="font-color" style:font-size-asian="18pt" style:font-size-complex="18pt"/>
    </style:style>
    <style:style style:name="P4" style:family="paragraph" style:parent-style-name="Heading_20_1">
      <style:paragraph-properties fo:break-before="page"/>
    </style:style>
    <style:style style:name="P5" style:family="paragraph" style:parent-style-name="Standard">
      <style:paragraph-properties fo:margin-top="0.353cm" fo:margin-bottom="0.353cm" fo:line-height="100%"/>
      <style:text-properties fo:color="#000000" style:font-name="Arial" fo:font-style="italic" style:font-style-asian="italic"/>
    </style:style>
    <style:style style:name="P6" style:family="paragraph" style:parent-style-name="Standard">
      <style:text-properties fo:color="#000000" style:font-name="Arial"/>
    </style:style>
    <style:style style:name="P7" style:family="paragraph" style:parent-style-name="Standard">
      <style:text-properties fo:color="#000000" style:font-name="Arial" fo:language="nb" fo:country="NO"/>
    </style:style>
    <style:style style:name="P8" style:family="paragraph" style:parent-style-name="Standard">
      <style:text-properties fo:color="#000000" style:font-name="Arial" fo:language="nb" fo:country="NO" fo:font-style="italic" style:font-style-asian="italic"/>
    </style:style>
    <style:style style:name="P9" style:family="paragraph" style:parent-style-name="Standard">
      <style:text-properties fo:color="#000000" style:font-name="Arial" fo:language="nb" fo:country="NO" style:font-name-asian="Droid Sans1" style:font-name-complex="Droid Sans1"/>
    </style:style>
    <style:style style:name="P10" style:family="paragraph" style:parent-style-name="Standard">
      <style:paragraph-properties fo:text-align="start" style:justify-single-word="false"/>
      <style:text-properties fo:color="#000000" style:font-name="Arial" fo:font-size="12pt" fo:language="nb" fo:country="NO" style:text-underline-style="none" style:font-name-asian="Droid Sans1" style:font-size-asian="12pt" style:font-name-complex="Droid Sans1" style:font-size-complex="12pt"/>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P12" style:family="paragraph" style:parent-style-name="Standard">
      <style:text-properties style:font-name="Arial"/>
    </style:style>
    <style:style style:name="P13" style:family="paragraph" style:parent-style-name="Standard">
      <style:paragraph-properties fo:text-align="center" style:justify-single-word="false"/>
      <style:text-properties style:font-name="Arial" fo:font-size="32pt" style:text-underline-style="solid" style:text-underline-width="auto" style:text-underline-color="font-color" style:font-size-asian="32pt" style:font-size-complex="32pt"/>
    </style:style>
    <style:style style:name="P14" style:family="paragraph" style:parent-style-name="Standard">
      <style:paragraph-properties fo:text-align="center" style:justify-single-word="false"/>
      <style:text-properties style:font-name="Arial" fo:font-size="12pt" style:text-underline-style="none" style:font-size-asian="12pt" style:font-size-complex="12pt"/>
    </style:style>
    <style:style style:name="P15"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6"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language="nb" fo:country="NO"/>
    </style:style>
    <style:style style:name="T2" style:family="text">
      <style:text-properties style:font-name="Arial" fo:language="nb" fo:country="NO"/>
    </style:style>
    <style:style style:name="T3" style:family="text">
      <style:text-properties fo:font-size="18pt" fo:language="nb" fo:country="NO" style:text-underline-style="solid" style:text-underline-width="auto" style:text-underline-color="font-color" style:font-size-asian="18pt" style:font-size-complex="18pt"/>
    </style:style>
    <style:style style:name="T4" style:family="text">
      <style:text-properties fo:font-size="18pt" fo:language="nb" fo:country="NO" style:text-underline-style="solid" style:text-underline-width="auto" style:text-underline-color="font-color" fo:font-weight="bold" style:font-size-asian="18pt" style:font-weight-asian="bold" style:font-size-complex="18pt" style:font-weight-complex="bold"/>
    </style:style>
    <style:style style:name="T5" style:family="text">
      <style:text-properties fo:font-size="18pt" style:text-underline-style="solid" style:text-underline-width="auto" style:text-underline-color="font-color"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nlevering 4</text:p>
      <text:p text:style-name="P14">Fredrik Hoel</text:p>
      <text:p text:style-name="P14"/>
      <text:p text:style-name="P15"/>
      <text:p text:style-name="P14"/>
      <text:h text:style-name="P3" text:outline-level="1">Introduksjon og visjon:</text:h>
      <text:p text:style-name="P5"><text:span text:style-name="T1">Oppgaven</text:span>:</text:p>
      <text:p text:style-name="P8">”Lag en webapplikasjon for &lt;målgruppe&gt; som åpner opp for kommunikasjon mellom mennesker i det offentlige rom. Du kan godt tenke inn eksterne skjermer, enheter eller tjenester, men tjenesten dere skal lage skal ha et personlig grensesnitt”</text:p>
      <text:h text:style-name="P2" text:outline-level="1"><text:bookmark text:name="h.8v0ycco6c4xe"/><text:span text:style-name="T1">Konsept</text:span>:</text:h>
      <text:p text:style-name="P7">Produktet har som mål å hjelpe flere studenter til å lære mer mens de studerer. Ikke alle lærer likt og alle får ikke like mye ut av å følge med på forelesninger som andre. Andre studenter har også kanskje brukt mer tid enn andre før de startet å studere og sitter dermed på masse kunnskap som de enkelt kan dele med andre studenter som sliter på skolen ved hjelp av en enkel applikasjon som kobler dem sammen.</text:p>
      <text:p text:style-name="P6"><text:s/></text:p>
      <text:p text:style-name="P7">Vi vet jo at veilederene som er på skolen gjør en veldig god jobb og de blir mye brukt i øvingstimene, men de må prøve å hjelpe så mange som mulig iløpet av de 2 timene de er der, og kan dermed ikke bruke så mye tid på en student som trenger litt ekstra hjelp. Med vår applikasjon kan de som vil lære bort i kontakt sammen med studenter som trenger hjelp selv kan avklare hvor de ligger an i forhold til fag og selv avtale tid hvor de får spesifikk hjelp innen det de trenger. </text:p>
      <text:p text:style-name="P9">Studenter skal enkelt kunne få oversikt over hvilke emner det er mulig å få hjelp i, og man skal enkelt kunne komme i kontakt med den aktuelle personen. På oversikten over veiledere så skal man kunne se hvilken klasse veilederen går i, hvilket studium den studerer og noen interesser. </text:p>
      <text:h text:style-name="P2" text:outline-level="1"><text:bookmark text:name="h.75rf4vta81ax"/><text:span text:style-name="T1">Målgruppe</text:span>:</text:h>
      <text:p text:style-name="P10">Målgruppen for vår idé er rettet mot studenter, først og fremst for studenter ved Westerdals avdeling galleriet/teknologi, muligheter for utvidelse til hele Westerdals. Hvis mulig kan det også kobles opp mot alle studenter og studier i Norge, men dette vil kreve veldig mye arbeid og vil mest sannsynlig ikke legges vekt på.</text:p>
      <text:h text:style-name="P4" text:outline-level="1"><text:span text:style-name="T3">Bakgrunn</text:span><text:span text:style-name="T5">/</text:span><text:span text:style-name="T3">motivasjon:</text:span></text:h>
      <text:p text:style-name="P16"><text:span text:style-name="T1">Bakgrunnen for at jeg har gått for denne løsningen er fordi jeg mener den ville vært med og hjulpet studenter som sliter i fag, de som ønsker og lære mer og de som ønsker og lære noe nytt vedsiden av studiene sine. Også ønsket jeg å lage løsningen lett og oversiktlig så brukeropplevelsen er optimal.</text:span></text:p>
      <text:p text:style-name="P11"><text:span text:style-name="T1"/></text:p>
      <text:h text:style-name="Heading_20_1" text:outline-level="1"><text:span text:style-name="T3">Beskrivelse av konsept:</text:span></text:h>
      <text:p text:style-name="P12"><text:span text:style-name="T1">Løsningen ligger lastet opp på </text:span><text:a xlink:type="simple" xlink:href="http://home.nith.no/~hoefre14/public.html" text:style-name="Internet_20_link" text:visited-style-name="Visited_20_Internet_20_Link">http://home.nith.no/~hoefre14/public.html</text:a></text:p>
      <text:p text:style-name="P12"><text:span text:style-name="T1">Jeg har utarbeidet at min løsning skal være enkel og oversiktelig og bruke.</text:span></text:p>
      <text:p text:style-name="P12"><text:span text:style-name="T1">Det er en tre delt side Home, needHelp og iHelp.</text:span></text:p>
      <text:p text:style-name="P12"><text:span text:style-name="T1">Home delen gir deg bare en liten introduksjon om hvilke muligheter som du har på denne siden.</text:span></text:p>
      <text:p text:style-name="P12"><text:span text:style-name="T1">På needHelp delen så er det en liste over tilgjengelige fag som andre ønsker og lære bort, her er tanken på at du trykker på det faget du ønsker og kommer vidre på en side der du får en oversikt på tilgjengelige veildere i faget.</text:span></text:p>
      <text:p text:style-name="P12"><text:span text:style-name="T1">På iHelp delen så kan du som veilder gå inn og se etter studenter som ønsker hjelp og hvilket fag de ønsker hjelp i, her er tanken at du skal kunne trykke deg inn på hver enkelt student for og kunne få opp kontakt informasjon om du ønsker og hjelpe.</text:span></text:p>
      <text:p text:style-name="P12"><text:span text:style-name="T1"/></text:p>
      <text:p text:style-name="P12"><text:span text:style-name="T1">Siden er laget så den skalerer bra, så den skal fungere på både pc og mobil.</text:span></text:p>
      <text:p text:style-name="P12"><text:span text:style-name="T1"/></text:p>
      <text:p text:style-name="P12"><text:span text:style-name="T1">Jeg har ikke lagt så mye fokus på farger, og design på siden, jeg mener det er kun behov for og ha en enkel og oversiktlig side som fungerer som en dummy side, så jeg kan beskrive hvordan jeg ville gjennomført prosjektet om det skulle sluttstilles.</text:span></text:p>
      <text:p text:style-name="P17"><text:span text:style-name="T1"/></text:p>
      <text:p text:style-name="P1"><text:span text:style-name="T1">Hvorfor denne løsningen:</text:span></text:p>
      <text:p text:style-name="P11"><text:span text:style-name="T2">Jeg har jobbet meg frem til denne løsningen ved og bruke de tidligere innleveringene vi har har levert i gruppa og brukertestene vi har gjennomført, så brukte jeg feedbacken vi fikk fra dem og kom frem til denne løsningen. Jeg har valgt og fokusere på det funksjonelle og at det skal være lett og bruke for bruker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Droid Sans" svg:font-family="'Droid Sans'" style:font-family-generic="roman"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1" svg:font-family="'Droid Sans'"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edrik Hoel</meta:initial-creator>
    <meta:creation-date>2015-12-18T16:46:24.10</meta:creation-date>
    <dc:date>2015-12-18T21:22:03.54</dc:date>
    <dc:creator>Fredrik Hoel</dc:creator>
    <meta:editing-duration>PT4H35M24S</meta:editing-duration>
    <meta:editing-cycles>6</meta:editing-cycles>
    <meta:generator>OpenOffice/4.1.2$Win32 OpenOffice.org_project/412m3$Build-9782</meta:generator>
    <meta:document-statistic meta:table-count="0" meta:image-count="0" meta:object-count="0" meta:page-count="2" meta:paragraph-count="25" meta:word-count="643" meta:character-count="3583"/>
  </office:meta>
</office:document-meta>
</file>